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44d" officeooo:paragraph-rsid="0008f44d"/>
    </style:style>
    <style:style style:name="P2" style:family="paragraph" style:parent-style-name="Standard">
      <style:text-properties officeooo:rsid="0008f44d" officeooo:paragraph-rsid="000a77b9"/>
    </style:style>
    <style:style style:name="P3" style:family="paragraph" style:parent-style-name="Standard">
      <style:text-properties officeooo:rsid="0008f44d" officeooo:paragraph-rsid="000aa13b"/>
    </style:style>
    <style:style style:name="P4" style:family="paragraph" style:parent-style-name="Standard">
      <style:text-properties fo:font-weight="bold" officeooo:rsid="0008f44d" officeooo:paragraph-rsid="0008f44d" style:font-weight-asian="bold" style:font-weight-complex="bold"/>
    </style:style>
    <style:style style:name="P5" style:family="paragraph" style:parent-style-name="Standard">
      <style:text-properties officeooo:rsid="000aa13b" officeooo:paragraph-rsid="000aa13b"/>
    </style:style>
    <style:style style:name="P6" style:family="paragraph" style:parent-style-name="Standard">
      <style:text-properties fo:font-weight="bold" officeooo:rsid="000b574c" officeooo:paragraph-rsid="000aa13b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a77b9"/>
    </style:style>
    <style:style style:name="T4" style:family="text">
      <style:text-properties officeooo:rsid="000aa13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a13b" style:font-weight-asian="bold" style:font-weight-complex="bold"/>
    </style:style>
    <style:style style:name="T7" style:family="text">
      <style:text-properties fo:font-weight="bold" officeooo:rsid="000a77b9" style:font-weight-asian="bold" style:font-weight-complex="bold"/>
    </style:style>
    <style:style style:name="T8" style:family="text">
      <style:text-properties fo:font-weight="normal" officeooo:rsid="000aa13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Class :<text:tab/><text:tab/><text:tab/><text:tab/>Description :</text:p>
      <text:p text:style-name="P1"/>
      <text:p text:style-name="P1"/>
      <text:p text:style-name="P1">.<text:span text:style-name="T5">logo</text:span><text:tab/><text:tab/>--→<text:tab/><text:tab/>for the div that contain logo image.</text:p>
      <text:p text:style-name="P1"/>
      <text:p text:style-name="P1">.<text:span text:style-name="T5">Logo-img</text:span><text:tab/>--→<text:tab/><text:tab/>for the anchor tag inside .logo class and contain the img .</text:p>
      <text:p text:style-name="P1"/>
      <text:p text:style-name="P1">.<text:span text:style-name="T5">firstSec</text:span><text:tab/>--→<text:tab/><text:tab/>inside body we have an <text:s/>article and two section, this is the 1<text:span text:style-name="T1">st</text:span>.</text:p>
      <text:p text:style-name="P1"/>
      <text:p text:style-name="P1">.<text:span text:style-name="T5">secondSec</text:span><text:tab/>--→<text:tab/><text:tab/>inside body we have an <text:s/>article and two section, this is the <text:span text:style-name="T2">2ed</text:span>.</text:p>
      <text:p text:style-name="P1"/>
      <text:p text:style-name="P1">.<text:span text:style-name="T5">secTitle</text:span><text:tab/>--→<text:tab/><text:tab/>for the Title in each section.</text:p>
      <text:p text:style-name="P1"/>
      <text:p text:style-name="P1">.<text:span text:style-name="T5">secText</text:span><text:tab/>--→<text:tab/><text:tab/>for the Text in each section.</text:p>
      <text:p text:style-name="P1"/>
      <text:p text:style-name="P2">.<text:span text:style-name="T7">codeInText</text:span><text:span text:style-name="T3"><text:tab/>--→<text:tab/><text:tab/>to write a code inside any text.</text:span></text:p>
      <text:p text:style-name="P2"/>
      <text:p text:style-name="P2">.<text:span text:style-name="T7">codeBox</text:span><text:span text:style-name="T3"><text:tab/>--→<text:tab/><text:tab/>for the whole box where we should write our example.</text:span></text:p>
      <text:p text:style-name="P2"/>
      <text:p text:style-name="P2">.<text:span text:style-name="T7">codeHeader</text:span><text:span text:style-name="T3"><text:tab/>--→<text:tab/><text:tab/>for the header inside the examples <text:s/>box.</text:span></text:p>
      <text:p text:style-name="P2"/>
      <text:p text:style-name="P3"><text:span text:style-name="T3">.</text:span><text:span text:style-name="T7">codeText</text:span><text:span text:style-name="T3"><text:tab/>–→<text:tab/><text:tab/>for the box where we write the code inside the example box.</text:span></text:p>
      <text:p text:style-name="P3"/>
      <text:p text:style-name="P3"><text:span text:style-name="T4">.</text:span><text:span text:style-name="T6">codeTextP</text:span><text:span text:style-name="T4"> <text:tab/>--→<text:tab/><text:tab/>for each codeline in the example box.</text:span></text:p>
      <text:p text:style-name="P3"/>
      <text:p text:style-name="P3"><text:span text:style-name="T4">.</text:span><text:span text:style-name="T6">va</text:span><text:span text:style-name="T4"><text:tab/><text:tab/>–→<text:tab/><text:tab/>for the variable and the value in the code example with green color.</text:span></text:p>
      <text:p text:style-name="P3"/>
      <text:p text:style-name="P3">.<text:span text:style-name="T6">se</text:span><text:span text:style-name="T4"><text:tab/><text:tab/>--→<text:tab/><text:tab/>for the selector in the code example with blue color.</text:span></text:p>
      <text:p text:style-name="P3"/>
      <text:p text:style-name="P3">.<text:span text:style-name="T6">pr</text:span><text:span text:style-name="T4"><text:tab/><text:tab/>--→<text:tab/><text:tab/>for the property in the code example with red color.</text:span></text:p>
      <text:p text:style-name="P3"/>
      <text:p text:style-name="P3">.<text:span text:style-name="T6">asideTitle</text:span><text:span text:style-name="T4"><text:tab/>--→<text:tab/><text:tab/>for the Title in the aside .</text:span></text:p>
      <text:p text:style-name="P3"/>
      <text:p text:style-name="P3"><text:span text:style-name="T8">.</text:span><text:span text:style-name="T6">menu<text:tab/></text:span><text:span text:style-name="T4"><text:tab/>–→<text:tab/><text:tab/>for the UL in the aside.</text:span></text:p>
      <text:p text:style-name="P3"/>
      <text:p text:style-name="P3"><text:span text:style-name="T8">.</text:span><text:span text:style-name="T6">menuLi</text:span><text:span text:style-name="T4"><text:tab/>–→<text:tab/><text:tab/>for the LI inside the UL in the aside.</text:span></text:p>
      <text:p text:style-name="P3"/>
      <text:p text:style-name="P5"><text:s/></text:p>
      <text:p text:style-name="P3"/>
      <text:p text:style-name="P6"><text:tab/>I think these are all classes that we have , and if you add any class edit this list al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0:18:36.858844769</meta:creation-date>
    <dc:date>2017-10-28T10:58:25.126441209</dc:date>
    <meta:editing-duration>PT4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27" meta:character-count="1122" meta:non-whitespace-character-count="896"/>
  </office:meta>
</office:document-meta>
</file>